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aso 1.- Si no se dispone del software asterisk ya instalado, se procede a su instalación.</text:p>
      <text:p text:style-name="Standard"/>
      <text:p text:style-name="Standard">Una vez que tenemos instalado asterisk podemos pasar a su configuración.</text:p>
      <text:p text:style-name="Standard"/>
      <text:p text:style-name="Standard">Paso 2 .- Nos identificamos en el sistema como superusuario.</text:p>
      <text:p text:style-name="Standard"/>
      <text:p text:style-name="Standard">Paso 3.- Si la centralita se ejecuta sobre una máquina virtual, antes de comenzar se deberán seguir los siguientes pasos:</text:p>
      <text:list xml:id="list1289340824" text:style-name="L1">
        <text:list-item>
          <text:list>
            <text:list-item>
              <text:p text:style-name="P1">Ir a Virtual Machine/Removable Devices/Network Adapter</text:p>
            </text:list-item>
            <text:list-item>
              <text:p text:style-name="P1">Cambiar la selección a Bridged</text:p>
            </text:list-item>
          </text:list>
        </text:list-item>
      </text:list>
      <text:p text:style-name="Standard"/>
      <text:p text:style-name="Standard">Paso 4 .- Una vez realizado el paso anterior, se deberá parar el firewall. Para esta tarea existen dos maneras de proceder, por un lado tenemos la opción de abrir los puertos necesarios para nuestras comunicaciones. Por otro lado, de una forma más rápida, se puede escribir por consola lo siguiente: service iptables stop.</text:p>
      <text:p text:style-name="Standard"/>
      <text:p text:style-name="Standard">Paso 3 .- Antes de configurar nada se debe iniciar el asterisk, para ello se escribirá por linea de comandos lo siguiente:</text:p>
      <text:p text:style-name="Standard"><text:tab/>/etc/init.d/asterisk start</text:p>
      <text:p text:style-name="Standard"/>
      <text:p text:style-name="Standard">Paso 4 .- Una vez que asterisk ya se encuentra funcionando se pasa a editar los archivos necesarios.</text:p>
      <text:p text:style-name="Standard">El primero de ellos es sip.conf. Para configurar este archivo primero se debe abrir</text:p>
      <text:p text:style-name="Standard"/>
      <text:p text:style-name="Standard"/>
      <text:p text:style-name="Standard"/>
      <text:p text:style-name="Standard"/>
      <text:p text:style-name="Standard">Registrarse en ekiga contra la ip del host en el que se ejecuta la centralita.</text:p>
      <text:p text:style-name="Standard">Para salir de asterisk -r poner ex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i </meta:initial-creator>
    <meta:creation-date>2011-03-17T10:55:36</meta:creation-date>
    <dc:date>2011-03-17T12:12:29</dc:date>
    <dc:creator>ali </dc:creator>
    <meta:editing-duration>PT01H01M43S</meta:editing-duration>
    <meta:editing-cycles>2</meta:editing-cycles>
    <meta:generator>OpenOffice.org/3.1$Linux OpenOffice.org_project/310m19$Build-9420</meta:generator>
    <meta:document-statistic meta:table-count="0" meta:image-count="0" meta:object-count="0" meta:page-count="1" meta:paragraph-count="13" meta:word-count="202" meta:character-count="1197"/>
  </office:meta>
</office:document-meta>
</file>